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3903in" table:align="margins"/>
    </style:style>
    <style:style style:name="Table1.A" style:family="table-column">
      <style:table-column-properties style:column-width="7.3903in" style:rel-column-width="65535*"/>
    </style:style>
    <style:style style:name="Table1.A1" style:family="table-cell">
      <style:table-cell-properties fo:background-color="#c0c0c0" fo:padding="0.0382in" fo:border="none">
        <style:background-image/>
      </style:table-cell-properties>
    </style:style>
    <style:style style:name="Table1.A2" style:family="table-cell">
      <style:table-cell-properties fo:padding="0.0382in" fo:border="none"/>
    </style:style>
    <style:style style:name="Table2" style:family="table">
      <style:table-properties style:width="7.3854in" table:align="left"/>
    </style:style>
    <style:style style:name="Table2.A" style:family="table-column">
      <style:table-column-properties style:column-width="1.0833in"/>
    </style:style>
    <style:style style:name="Table2.B" style:family="table-column">
      <style:table-column-properties style:column-width="6.3021in"/>
    </style:style>
    <style:style style:name="Table2.A1" style:family="table-cell">
      <style:table-cell-properties fo:background-color="#c0c0c0" fo:padding="0.0382in" fo:border="none">
        <style:background-image/>
      </style:table-cell-properties>
    </style:style>
    <style:style style:name="Table2.B1" style:family="table-cell">
      <style:table-cell-properties fo:padding="0.0382in" fo:border="none"/>
    </style:style>
    <style:style style:name="Table5" style:family="table">
      <style:table-properties style:width="7.3854in" table:align="left"/>
    </style:style>
    <style:style style:name="Table5.A" style:family="table-column">
      <style:table-column-properties style:column-width="1.0833in"/>
    </style:style>
    <style:style style:name="Table5.B" style:family="table-column">
      <style:table-column-properties style:column-width="6.3021in"/>
    </style:style>
    <style:style style:name="Table5.A1" style:family="table-cell">
      <style:table-cell-properties fo:background-color="#c0c0c0" fo:padding="0.0382in" fo:border="none">
        <style:background-image/>
      </style:table-cell-properties>
    </style:style>
    <style:style style:name="Table5.B1" style:family="table-cell">
      <style:table-cell-properties fo:padding="0.0382in" fo:border="none"/>
    </style:style>
    <style:style style:name="Table3" style:family="table">
      <style:table-properties style:width="7.3903in" table:align="margins"/>
    </style:style>
    <style:style style:name="Table3.A" style:family="table-column">
      <style:table-column-properties style:column-width="7.3903in" style:rel-column-width="65535*"/>
    </style:style>
    <style:style style:name="Table3.A1" style:family="table-cell">
      <style:table-cell-properties fo:background-color="#c0c0c0" fo:padding="0.0382in" fo:border="none">
        <style:background-image/>
      </style:table-cell-properties>
    </style:style>
    <style:style style:name="Table3.A2" style:family="table-cell">
      <style:table-cell-properties fo:padding="0.0382in" fo:border="none"/>
    </style:style>
    <style:style style:name="Table6" style:family="table">
      <style:table-properties style:width="7.3903in" table:align="margins"/>
    </style:style>
    <style:style style:name="Table6.A" style:family="table-column">
      <style:table-column-properties style:column-width="7.3903in" style:rel-column-width="65535*"/>
    </style:style>
    <style:style style:name="Table6.A1" style:family="table-cell">
      <style:table-cell-properties fo:background-color="#c0c0c0" fo:padding="0.0382in" fo:border="none">
        <style:background-image/>
      </style:table-cell-properties>
    </style:style>
    <style:style style:name="Table6.A2" style:family="table-cell">
      <style:table-cell-properties fo:padding="0.0382in" fo:border="none"/>
    </style:style>
    <style:style style:name="Table7" style:family="table">
      <style:table-properties style:width="7.3139in" table:align="margins"/>
    </style:style>
    <style:style style:name="Table7.A" style:family="table-column">
      <style:table-column-properties style:column-width="7.3139in" style:rel-column-width="65535*"/>
    </style:style>
    <style:style style:name="Table7.A1" style:family="table-cell">
      <style:table-cell-properties fo:background-color="#c0c0c0" fo:padding="0.0382in" fo:border="none">
        <style:background-image/>
      </style:table-cell-properties>
    </style:style>
    <style:style style:name="Table7.A2" style:family="table-cell">
      <style:table-cell-properties fo:padding="0.0382in" fo:border="none"/>
    </style:style>
    <style:style style:name="Table4" style:family="table">
      <style:table-properties style:width="7.3903in" table:align="margins"/>
    </style:style>
    <style:style style:name="Table4.A" style:family="table-column">
      <style:table-column-properties style:column-width="7.3903in" style:rel-column-width="65535*"/>
    </style:style>
    <style:style style:name="Table4.A1" style:family="table-cell">
      <style:table-cell-properties fo:background-color="#c0c0c0" fo:padding="0.0382in" fo:border="none">
        <style:background-image/>
      </style:table-cell-properties>
    </style:style>
    <style:style style:name="Table4.A2" style:family="table-cell">
      <style:table-cell-properties fo:padding="0.0382in" fo:border="none"/>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3pt" style:font-size-asian="13pt" style:font-size-complex="13pt"/>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size="13pt" style:font-size-asian="13pt" style:font-size-complex="13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margin-left="0.25in" fo:margin-right="0in" fo:text-align="start" style:justify-single-word="false" fo:text-indent="0in" style:auto-text-indent="false"/>
    </style:style>
    <style:style style:name="P8" style:family="paragraph" style:parent-style-name="Footer">
      <style:paragraph-properties fo:text-align="end" style:justify-single-word="false"/>
    </style:style>
    <style:style style:name="T1" style:family="text">
      <style:text-properties fo:font-size="13pt" style:font-size-asian="13pt" style:font-size-complex="13pt"/>
    </style:style>
    <style:style style:name="T2"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duate Assistant Job Description</text:p>
      <text:p text:style-name="P1"/>
      <table:table table:name="Table1" table:style-name="Table1">
        <table:table-column table:style-name="Table1.A"/>
        <table:table-row>
          <table:table-cell table:style-name="Table1.A1" office:value-type="string">
            <text:p text:style-name="P3">Organization Summary </text:p>
          </table:table-cell>
        </table:table-row>
        <table:table-row>
          <table:table-cell table:style-name="Table1.A2" office:value-type="string">
            <text:p text:style-name="P4"/>
            <text:p text:style-name="P4">Villanova University</text:p>
            <text:p text:style-name="P4"><text:s text:c="4"/>Psychology Department</text:p>
            <text:p text:style-name="P4"><text:s text:c="9"/>Graduate Program of Human Resource Development consisting of:</text:p>
            <text:p text:style-name="P4"/>
            <text:p text:style-name="P4">Office Manager</text:p>
            <text:p text:style-name="P4">3 Professors, X adjunct faculty</text:p>
            <text:p text:style-name="P4">Administrative Assistant</text:p>
            <text:p text:style-name="P4">5 Graduate Assistants </text:p>
            <text:p text:style-name="P4"/>
          </table:table-cell>
        </table:table-row>
        <table:table-row>
          <table:table-cell table:style-name="Table1.A2" office:value-type="string">
            <text:p text:style-name="P4"/>
          </table:table-cell>
        </table:table-row>
      </table:table>
      <text:p text:style-name="P1"/>
      <table:table table:name="Table2" table:style-name="Table2">
        <table:table-column table:style-name="Table2.A"/>
        <table:table-column table:style-name="Table2.B"/>
        <table:table-row>
          <table:table-cell table:style-name="Table2.A1" office:value-type="string">
            <text:p text:style-name="P5">Reports to</text:p>
          </table:table-cell>
          <table:table-cell table:style-name="Table2.B1" office:value-type="string">
            <text:p text:style-name="P4">HRD Professor</text:p>
            <text:p text:style-name="P4">HRD Office Manager</text:p>
          </table:table-cell>
        </table:table-row>
      </table:table>
      <text:p text:style-name="P1"/>
      <table:table table:name="Table5" table:style-name="Table5">
        <table:table-column table:style-name="Table5.A"/>
        <table:table-column table:style-name="Table5.B"/>
        <table:table-row>
          <table:table-cell table:style-name="Table5.A1" office:value-type="string">
            <text:p text:style-name="P4"><text:span text:style-name="T1">Prerequisites</text:span> </text:p>
          </table:table-cell>
          <table:table-cell table:style-name="Table5.B1" office:value-type="string">
            <text:p text:style-name="P4">Undergraduate Degree in Business, Psychology, or Other closely HR relevant area of study</text:p>
          </table:table-cell>
        </table:table-row>
      </table:table>
      <text:p text:style-name="P1"/>
      <table:table table:name="Table3" table:style-name="Table3">
        <table:table-column table:style-name="Table3.A"/>
        <table:table-row>
          <table:table-cell table:style-name="Table3.A1" office:value-type="string">
            <text:p text:style-name="P3">Purpose of the Position </text:p>
          </table:table-cell>
        </table:table-row>
        <table:table-row>
          <table:table-cell table:style-name="Table3.A2" office:value-type="string">
            <text:p text:style-name="P4"/>
            <text:p text:style-name="P4">To support the Villanova Human Resource Department by assisting professors and adjunct faculty in the teaching of students, furthering professor research, and representing the department and university to the local professional community.</text:p>
            <text:p text:style-name="P4"/>
          </table:table-cell>
        </table:table-row>
      </table:table>
      <text:p text:style-name="P1"/>
      <table:table table:name="Table6" table:style-name="Table6">
        <table:table-column table:style-name="Table6.A"/>
        <table:table-row>
          <table:table-cell table:style-name="Table6.A1" office:value-type="string">
            <text:p text:style-name="P5">Common Tasks Summary</text:p>
          </table:table-cell>
        </table:table-row>
        <table:table-row>
          <table:table-cell table:style-name="Table6.A2" office:value-type="string">
            <text:p text:style-name="P4"/>
            <text:p text:style-name="P4">Assist professors and adjunct faculty in teaching courses through: materials preparation, answering student questions, and reviewing and correcting student papers and tests, <text:s/></text:p>
            <text:p text:style-name="P4"/>
            <text:p text:style-name="P4">Further professor research through: reading and summarizing articles for professors, gathering data by interview, survey, or other means, and analyzing and interpreting data under professor guidance</text:p>
            <text:p text:style-name="P4"/>
            <text:p text:style-name="P4">Serve as an ambassador to the program by: managing technology and materials related to tracking and contacting program alumni; leading, participating, or assisting with the local campus chapter of SHRM, (including the planning and execution of the the annual networking event: link), and networking with local community and business leaders as a representative of the program</text:p>
          </table:table-cell>
        </table:table-row>
        <table:table-row>
          <table:table-cell table:style-name="Table6.A2" office:value-type="string">
            <text:p text:style-name="P4"/>
            <table:table table:name="Table7" table:style-name="Table7">
              <table:table-column table:style-name="Table7.A"/>
              <table:table-row>
                <table:table-cell table:style-name="Table7.A1" office:value-type="string">
                  <text:p text:style-name="P4">Task List</text:p>
                </table:table-cell>
              </table:table-row>
              <table:table-row>
                <table:table-cell table:style-name="Table7.A2" office:value-type="string">
                  <text:p text:style-name="P4"/>
                  <text:p text:style-name="P4">Assist professors and adjunct faculty to schedule, announce and conduct classes </text:p>
                  <text:p text:style-name="P4"/>
                  <text:p text:style-name="P4"><text:soft-page-break/>Copy articles, tests, and other class materials for professor and adjunct faculty use and distribution.</text:p>
                  <text:p text:style-name="P4"/>
                  <text:p text:style-name="P4">Guide professors and adjunct faculty on use of video and projector equipment for class.</text:p>
                  <text:p text:style-name="P4"/>
                  <text:p text:style-name="P4">Access <text:s/>and adjust class materials on-line (e.g. through WebCT).</text:p>
                  <text:p text:style-name="P4"/>
                  <text:p text:style-name="P4">Notify students of class related announcements (e.g. time changes, cancellations, etc) </text:p>
                  <text:p text:style-name="P4"/>
                  <text:p text:style-name="P4">Answer questions from students about class processes and activities while relaying substantial questions about class content to the professor. </text:p>
                  <text:p text:style-name="P4"/>
                  <text:p text:style-name="P4">Connect and confer with UNIT personnel about department technology requirements. </text:p>
                  <text:p text:style-name="P4"/>
                  <text:p text:style-name="P4">Assist in the construction of surveys and interviews.</text:p>
                  <text:p text:style-name="P4"/>
                  <text:p text:style-name="P4">Distribute and collect surveys in support of professor research.</text:p>
                  <text:p text:style-name="P4"/>
                  <text:p text:style-name="P4">Analyze gathered sets of data under professor guidance.</text:p>
                  <text:p text:style-name="P4"/>
                  <text:p text:style-name="P4">Participate in the preparation and construction of proposals for grants or research approval by typing and collating material to professor specification.</text:p>
                  <text:p text:style-name="P4"/>
                  <text:p text:style-name="P4">Assist and participate in the planning and implementation of the annual Networking Event</text:p>
                  <text:p text:style-name="P4"/>
                  <text:p text:style-name="P4">General office duties as needed: answer phones, distribute mail, organize and clean office and break area.</text:p>
                  <text:p text:style-name="P4"/>
                </table:table-cell>
              </table:table-row>
            </table:table>
            <text:p text:style-name="P4"/>
          </table:table-cell>
        </table:table-row>
      </table:table>
      <text:p text:style-name="P1"/>
      <table:table table:name="Table4" table:style-name="Table4">
        <table:table-column table:style-name="Table4.A"/>
        <table:table-row>
          <table:table-cell table:style-name="Table4.A1" office:value-type="string">
            <text:p text:style-name="P3">Primary Requirements</text:p>
          </table:table-cell>
        </table:table-row>
        <table:table-row>
          <table:table-cell table:style-name="Table4.A2" office:value-type="string">
            <text:p text:style-name="P4"/>
            <text:p text:style-name="P4">Knowledge:</text:p>
            <text:p text:style-name="P4"><text:s text:c="13"/></text:p>
            <text:p text:style-name="P7">Office Technology – Understanding the existence of basic office technologies as embodied in telephones, copiers, and other office appliances including computer use for email and word processing activities</text:p>
            <text:p text:style-name="P7"/>
            <text:p text:style-name="P7">Clerical – knowledge of administrative procedures such as typing, managing files, designing forms and other office procedures and terminology</text:p>
            <text:p text:style-name="P7"/>
            <text:p text:style-name="P7">Psychology OR Human Resources – previous education in psychology or human resources that provides a fundamental grasp of ideas required for entry and successful completion of the HRD program</text:p>
          </table:table-cell>
        </table:table-row>
        <table:table-row>
          <table:table-cell table:style-name="Table4.A2" office:value-type="string">
            <text:p text:style-name="P4"/>
            <text:p text:style-name="P4">Skills:</text:p>
            <text:p text:style-name="P4"/>
            <text:p text:style-name="P7">Coordination – acting and adjusting actions in relation to others </text:p>
            <text:p text:style-name="P7"/>
            <text:p text:style-name="P7">Time Management – skill in registering and tracking time for self and others </text:p>
            <text:p text:style-name="P7"/>
          </table:table-cell>
        </table:table-row>
        <text:soft-page-break/>
        <table:table-row>
          <table:table-cell table:style-name="Table4.A2" office:value-type="string">
            <text:p text:style-name="P4"/>
            <text:p text:style-name="P4">Abilities:</text:p>
            <text:p text:style-name="P4"/>
            <text:p text:style-name="P7">Written and Oral Comprehension – The ability to listen and read information as ideas in writing in writing as well as orally </text:p>
            <text:p text:style-name="P7"/>
            <text:p text:style-name="P7">Written and Oral Expression – The ability to express ideas in words in oral or written <text:s/></text:p>
            <text:p text:style-name="P7"/>
            <text:p text:style-name="P7">Deductive Reasoning – the ability to apply the general to the specific in generating solutions to problems faced in an office environment</text:p>
            <text:p text:style-name="P4"/>
          </table:table-cell>
        </table:table-row>
        <table:table-row>
          <table:table-cell table:style-name="Table4.A2" office:value-type="string">
            <text:p text:style-name="P4"/>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8.5in" fo:page-height="11in" style:num-format="1" style:print-orientation="portrait" fo:margin-top="0.5in" fo:margin-bottom="0.5in" fo:margin-left="0.5in" fo:margin-right="0.5in" fo:border="0.0346in solid #000000" fo:padding="0.020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pan text:style-name="MT1">Graduate Assistant Job Analysis </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6T13:16:57</meta:creation-date>
    <dc:date>2009-07-06T14:39:33</dc:date>
    <meta:editing-duration>PT05H59M24S</meta:editing-duration>
    <meta:editing-cycles>10</meta:editing-cycles>
    <meta:generator>OpenOffice.org/3.0$Unix OpenOffice.org_project/300m15$Build-9379</meta:generator>
    <meta:document-statistic meta:table-count="7" meta:image-count="0" meta:object-count="0" meta:page-count="3" meta:paragraph-count="48" meta:word-count="529" meta:character-count="3728"/>
    <meta:user-defined meta:name="Info 1"/>
    <meta:user-defined meta:name="Info 2"/>
    <meta:user-defined meta:name="Info 3"/>
    <meta:user-defined meta:name="Info 4"/>
  </office:meta>
</office:document-meta>
</file>